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6T09:55:06.31">
            <text:p>2019/11/6 9:5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49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1-04T17:26:26.64">
            <text:p>2019/11/4 17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6T09:55:06.71">
            <text:p>2019/11/6 9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7">
            <text:p>7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69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2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56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8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number-columns-repeated="2"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 table:number-rows-repeated="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09:55:07.65">
            <text:p>2019/11/6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5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81.959cm" draw:caption-point-x="-1.353cm" draw:caption-point-y="2.5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85];6;2)" office:value-type="string" office:string-value="09">
            <text:p>09</text:p>
          </table:table-cell>
          <table:table-cell table:formula="of:=MID([.F48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85];[.I485];&quot;-&quot;;LEFT([.G48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8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09:55:07.84">
            <text:p>2019/11/6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9cm" draw:caption-point-x="-1.353cm" draw:caption-point-y="2.35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1" svg:width="2.899cm" svg:height="0.991cm" svg:x="21.948cm" svg:y="8.579cm" draw:caption-point-x="-0.672cm" draw:caption-point-y="0.257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09:55:08.05">
            <text:p>2019/11/6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65cm" draw:caption-point-x="-1.353cm" draw:caption-point-y="2.35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09:55:08.31">
            <text:p>2019/11/6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9cm" draw:caption-point-x="-1.353cm" draw:caption-point-y="2.35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2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09:55:08.48">
            <text:p>2019/11/6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3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31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31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2019/11/06</text:date>, <text:time>09:5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6T09:55:05.38</dc:date>
    <dc:creator>iwabuchi ken</dc:creator>
    <meta:editing-duration>P3DT16H29M18S</meta:editing-duration>
    <meta:editing-cycles>401</meta:editing-cycles>
    <meta:generator>OpenOffice/4.1.3$Win32 OpenOffice.org_project/413m1$Build-9783</meta:generator>
    <meta:document-statistic meta:table-count="7" meta:cell-count="6603" meta:object-count="0"/>
    <meta:user-defined meta:name="sheets-banding"/>
    <meta:user-defined meta:name="sheets-original-selection"/>
  </office:meta>
</office:document-meta>
</file>